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48pt" style:font-size-asian="48pt" style:font-size-complex="48pt"/>
    </style:style>
    <style:style style:name="P2" style:family="paragraph">
      <style:paragraph-properties fo:margin-left="0cm" fo:margin-right="0cm" fo:text-indent="0cm"/>
      <style:text-properties fo:color="#ffffff" style:font-name="Arial Black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style:font-name="Arial Black1" fo:font-size="48pt" style:font-size-asian="48pt" style:font-size-complex="48pt"/>
    </style:style>
    <style:style style:name="P5" style:family="paragraph">
      <style:paragraph-properties fo:margin-left="0cm" fo:margin-right="0cm" fo:text-indent="0cm"/>
      <style:text-properties fo:color="#ffffff" style:font-name="Arial Black1" fo:font-size="48pt" fo:font-weight="bold" style:font-size-asian="48pt" style:font-size-complex="48pt"/>
    </style:style>
    <style:style style:name="T1" style:family="text">
      <style:text-properties fo:color="#ffffff" style:font-name="Arial Black" fo:font-size="48pt" fo:font-weight="bold" style:font-size-asian="48pt" style:font-size-complex="48pt"/>
    </style:style>
    <style:style style:name="T2" style:family="text">
      <style:text-properties fo:color="#ffffff" style:font-name="Arial Black1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Mocą Swą obdarz nas</text:span><text:span text:style-name="T1"><text:line-break/></text:span><text:span text:style-name="T1">Duchu Święty przyjdź</text:span><text:span text:style-name="T1"><text:line-break/></text:span><text:span text:style-name="T1">Światło prawdy w nas wlej,</text:span><text:span text:style-name="T1"><text:line-break/></text:span><text:span text:style-name="T1">miłości tchnienie daj</text:span><text:span text:style-name="T1"><text:line-break/></text:span><text:span text:style-name="T1">Przybądź do naszych serc</text:span><text:span text:style-name="T1"><text:line-break/></text:span><text:span text:style-name="T1">i wypełnij je</text:span><text:span text:style-name="T1"><text:line-break/></text:span><text:span text:style-name="T1">Uświęć nasz każdy dzień,</text:span><text:span text:style-name="T1"><text:line-break/></text:span><text:span text:style-name="T1">Tyś naszym Bogiem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-0.001cm" presentation:class="title" presentation:user-transformed="true">
          <draw:text-box>
            <text:p text:style-name="P4"><text:span text:style-name="T2">Jesteś naszym światłem,</text:span><text:span text:style-name="T2"><text:line-break/></text:span><text:span text:style-name="T2">otwierasz oczy me</text:span><text:span text:style-name="T2"><text:line-break/></text:span><text:span text:style-name="T2">Tyś wyzwolicielem</text:span><text:span text:style-name="T2"><text:line-break/></text:span><text:span text:style-name="T2">co zrywa więzy zła</text:span><text:span text:style-name="T2"><text:line-break/></text:span><text:span text:style-name="T2">Tyś Pocieszycielem</text:span><text:span text:style-name="T2"><text:line-break/></text:span><text:span text:style-name="T2">ocierasz bólu łzę</text:span><text:span text:style-name="T2"><text:line-break/></text:span><text:span text:style-name="T2">Dajesz moc wytrwania</text:span><text:span text:style-name="T2"><text:line-break/></text:span><text:span text:style-name="T2">i dar wierności Twe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4:11:37</meta:creation-date>
    <dc:date>2015-03-14T16:51:20.873000000</dc:date>
    <dc:language>pl-PL</dc:language>
    <meta:editing-cycles>8</meta:editing-cycles>
    <meta:editing-duration>PT9M22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